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2" style:family="graphic" style:parent-style-name="standard">
      <style:graphic-properties svg:stroke-width="0.025cm" draw:marker-start-width="0.237cm" draw:marker-end-width="0.237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dash" draw:stroke-dash="Ultrafine_20_Dashed"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25cm" draw:marker-start="Arrow" draw:marker-start-width="0.33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size-asian="18pt" style:font-size-complex="18pt"/>
    </style:style>
    <style:style style:name="P3" style:family="paragraph">
      <style:paragraph-properties fo:text-align="center"/>
      <style:text-properties fo:color="#000000" fo:font-family="'Times New Roman'" style:font-style-name="Regular" style:font-family-generic="roman" style:font-pitch="variable" fo:font-size="12pt" style:font-size-asian="18pt" style:font-size-complex="18pt"/>
    </style:style>
    <style:style style:name="P4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5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T1" style:family="text">
      <style:text-properties fo:font-family="'Times New Roman'" style:font-style-name="Regular" style:font-family-generic="roman" style:font-pitch="variable" fo:font-size="12pt"/>
    </style:style>
    <style:style style:name="T2" style:family="text">
      <style:text-properties fo:font-family="'Times New Roman'" style:font-style-name="Regular" style:font-family-generic="roman" style:font-pitch="variable" fo:font-size="10pt"/>
    </style:style>
    <style:style style:name="T3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4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362cm" svg:height="0.975cm" svg:x="1.528cm" svg:y="5.664cm" svg:viewBox="0 0 1363 976" svg:d="m375 0c0 239 4 242 4 481-126 0-253 0-379 0 227 165 454 330 681 495 227-165 455-330 682-495-127 0-253 0-380 0 0-239-4-242-4-481-201 0-403 0-604 0z">
          <text:p/>
        </draw:path>
        <draw:rect draw:style-name="gr2" draw:text-style-name="P3" draw:layer="layout" svg:width="3.205cm" svg:height="1.641cm" svg:x="0.607cm" svg:y="2.405cm">
          <text:p text:style-name="P2"><text:span text:style-name="T1">Heap </text:span><text:span text:style-name="T1"><text:line-break/></text:span><text:span text:style-name="T2">(dynamically </text:span><text:span text:style-name="T2"><text:line-break/></text:span><text:span text:style-name="T2">allocated)</text:span></text:p>
        </draw:rect>
        <draw:rect draw:style-name="gr2" draw:text-style-name="P4" draw:layer="layout" svg:width="3.2cm" svg:height="1.27cm" svg:x="0.609cm" svg:y="7.046cm">
          <text:p text:style-name="P1"><text:span text:style-name="T3">Zero-init'ed </text:span><text:span text:style-name="T3"><text:line-break/></text:span><text:span text:style-name="T3">data</text:span></text:p>
        </draw:rect>
        <draw:rect draw:style-name="gr2" draw:text-style-name="P4" draw:layer="layout" svg:width="3.2cm" svg:height="0.762cm" svg:x="0.609cm" svg:y="8.316cm">
          <text:p text:style-name="P1"><text:span text:style-name="T3">Read/write data</text:span></text:p>
        </draw:rect>
        <draw:rect draw:style-name="gr2" draw:text-style-name="P4" draw:layer="layout" svg:width="3.2cm" svg:height="0.762cm" svg:x="0.609cm" svg:y="9.078cm">
          <text:p text:style-name="P1"><text:span text:style-name="T3">Read/only data</text:span></text:p>
        </draw:rect>
        <draw:rect draw:style-name="gr2" draw:text-style-name="P4" draw:layer="layout" svg:width="3.2cm" svg:height="1.27cm" svg:x="0.609cm" svg:y="9.84cm">
          <text:p text:style-name="P1"><text:span text:style-name="T3">Code</text:span></text:p>
        </draw:rect>
        <draw:rect draw:style-name="gr2" draw:text-style-name="P3" draw:layer="layout" svg:width="3.2cm" svg:height="1.27cm" svg:x="0.609cm" svg:y="4.21cm">
          <text:p text:style-name="P2"><text:span text:style-name="T1">Stack</text:span></text:p>
        </draw:rect>
        <draw:custom-shape draw:style-name="gr3" draw:text-style-name="P1" draw:layer="layout" svg:width="-1.362cm" svg:height="-1.211cm" svg:x="2.89cm" svg:y="2.24cm">
          <text:p/>
          <draw:enhanced-geometry svg:viewBox="0 0 21600 21600" draw:text-areas="?f0 0 ?f2 ?f5" draw:type="down-arrow" draw:modifiers="12778.2178217822 6022.010271460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1.407cm" svg:height="0.818cm" svg:x="4.098cm" svg:y="10.484cm">
          <draw:text-box>
            <text:p><text:span text:style-name="T4">Low</text:span></text:p>
          </draw:text-box>
        </draw:frame>
        <draw:frame draw:style-name="gr4" draw:text-style-name="P5" draw:layer="layout" svg:width="1.489cm" svg:height="0.818cm" svg:x="4.098cm" svg:y="0.185cm">
          <draw:text-box>
            <text:p><text:span text:style-name="T4">High</text:span></text:p>
          </draw:text-box>
        </draw:frame>
        <draw:line draw:style-name="gr5" draw:text-style-name="P1" draw:layer="layout" svg:x1="4.679cm" svg:y1="1.037cm" svg:x2="4.679cm" svg:y2="10.562cm">
          <text:p/>
        </draw:line>
        <draw:frame draw:style-name="gr4" draw:text-style-name="P5" draw:layer="layout" svg:width="2.532cm" svg:height="0.818cm" svg:x="4.898cm" svg:y="5.486cm">
          <draw:text-box>
            <text:p><text:span text:style-name="T4">Addre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Peter Desnoyers</meta:initial-creator>
    <meta:creation-date>2012-09-09T22:28:38</meta:creation-date>
    <dc:date>2015-05-03T09:57:35</dc:date>
    <meta:editing-duration>PT01H05M30S</meta:editing-duration>
    <meta:editing-cycles>5</meta:editing-cycles>
    <meta:generator>NeoOffice/3.4.1$Unix OpenOffice.org_project/Patch 14</meta:generator>
    <meta:document-statistic meta:object-count="12"/>
  </office:meta>
</office:document-meta>
</file>